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automatic-styles>
    <style:style style:name="Table3" style:family="table">
      <style:table-properties style:width="18.992cm" table:align="left" fo:background-color="transparent">
        <style:background-image/>
      </style:table-properties>
    </style:style>
    <style:style style:name="Table3.A" style:family="table-column">
      <style:table-column-properties style:column-width="18.992cm"/>
    </style:style>
    <style:style style:name="Table3.1" style:family="table-row">
      <style:table-row-properties style:min-row-height="0.199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表格2" style:family="table">
      <style:table-properties style:width="18.992cm" table:align="left" fo:background-color="transparent">
        <style:background-image/>
      </style:table-properties>
    </style:style>
    <style:style style:name="表格2.A" style:family="table-column">
      <style:table-column-properties style:column-width="1.99cm"/>
    </style:style>
    <style:style style:name="表格2.B" style:family="table-column">
      <style:table-column-properties style:column-width="11.915cm"/>
    </style:style>
    <style:style style:name="表格2.C" style:family="table-column">
      <style:table-column-properties style:column-width="2.09cm"/>
    </style:style>
    <style:style style:name="表格2.D" style:family="table-column">
      <style:table-column-properties style:column-width="2.997cm"/>
    </style:style>
    <style:style style:name="表格2.1" style:family="table-row">
      <style:table-row-properties style:min-row-height="0.503cm" fo:background-color="transparent">
        <style:background-image/>
      </style:table-row-properties>
    </style:style>
    <style:style style:name="表格2.A1" style:family="table-cell">
      <style:table-cell-properties style:vertical-align="middle" fo:padding="0cm" fo:border="none" style:writing-mode="page"/>
    </style:style>
    <style:style style:name="表格2.2" style:family="table-row">
      <style:table-row-properties style:min-row-height="0.291cm"/>
    </style:style>
    <style:style style:name="表格2.3" style:family="table-row">
      <style:table-row-properties style:min-row-height="0.536cm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0.993cm" style:rel-column-width="3427*"/>
    </style:style>
    <style:style style:name="Table1.B" style:family="table-column">
      <style:table-column-properties style:column-width="3.373cm" style:rel-column-width="11634*"/>
    </style:style>
    <style:style style:name="Table1.C" style:family="table-column">
      <style:table-column-properties style:column-width="6.8cm" style:rel-column-width="23451*"/>
    </style:style>
    <style:style style:name="Table1.D" style:family="table-column">
      <style:table-column-properties style:column-width="1.005cm" style:rel-column-width="3467*"/>
    </style:style>
    <style:style style:name="Table1.E" style:family="table-column">
      <style:table-column-properties style:column-width="2.803cm" style:rel-column-width="9669*"/>
    </style:style>
    <style:style style:name="Table1.F" style:family="table-column">
      <style:table-column-properties style:column-width="2.676cm" style:rel-column-width="9227*"/>
    </style:style>
    <style:style style:name="Table1.G" style:family="table-column">
      <style:table-column-properties style:column-width="1.351cm" style:rel-column-width="4660*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P2" style:family="paragraph" style:parent-style-name="Text_20_body">
      <style:paragraph-properties fo:line-height="0.049cm"/>
    </style:style>
    <style:style style:name="P3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P4" style:family="paragraph" style:parent-style-name="Footer">
      <style:paragraph-properties fo:text-align="start" style:justify-single-word="false"/>
      <style:text-properties style:font-name="Times New Roman" fo:font-size="8pt" officeooo:paragraph-rsid="003c8235" style:font-name-asian="微軟正黑體1" style:font-size-asian="8pt" style:font-size-complex="8pt"/>
    </style:style>
    <style:style style:name="P5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3c8235" style:font-name-asian="微軟正黑體1" style:font-size-asian="8pt" style:font-size-complex="8pt"/>
    </style:style>
    <style:style style:name="P6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3c8235" style:font-name-asian="微軟正黑體1" style:font-size-asian="8pt" style:font-size-complex="8pt"/>
    </style:style>
    <style:style style:name="P7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3c8235" style:font-name-asian="微軟正黑體1" style:font-size-asian="5.25pt" style:font-size-complex="6pt"/>
    </style:style>
    <style:style style:name="P8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3c8235" style:font-name-asian="微軟正黑體1" style:font-size-asian="5.25pt" style:font-size-complex="6pt"/>
    </style:style>
    <style:style style:name="P9" style:family="paragraph" style:parent-style-name="Footer">
      <loext:graphic-properties draw:fill="none"/>
      <style:paragraph-properties fo:margin-left="0cm" fo:margin-right="0cm" fo:margin-top="0cm" fo:margin-bottom="0cm" style:contextual-spacing="false" fo:line-height="83%" fo:text-align="end" style:justify-single-word="false" fo:text-indent="0cm" style:auto-text-indent="false" fo:background-color="transparent"/>
      <style:text-properties style:font-name="华文宋体" fo:font-size="8pt" fo:letter-spacing="-0.002cm" officeooo:rsid="000f52b4" officeooo:paragraph-rsid="003c8235" style:font-name-asian="Heiti TC" style:font-size-asian="8pt" style:font-size-complex="8pt" style:text-scale="95%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fo:letter-spacing="normal" style:letter-kerning="false" style:font-name-asian="微軟正黑體" style:font-size-asian="10pt" style:language-asian="zh" style:country-asian="TW" style:font-size-complex="10pt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9.996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P1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b6b84" style:font-name-asian="微軟正黑體" style:font-size-asian="10pt" style:font-name-complex="Microsoft JhengHei1" style:font-size-complex="10pt"/>
    </style:style>
    <style:style style:name="P17" style:family="paragraph" style:parent-style-name="Table_20_Contents">
      <style:text-properties style:font-name="微軟正黑體" fo:font-size="10pt" officeooo:paragraph-rsid="002abf39" style:font-name-asian="微軟正黑體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微軟正黑體" fo:font-size="10pt" officeooo:paragraph-rsid="002abf39" style:font-name-asian="微軟正黑體" style:font-size-asian="10pt" style:font-size-complex="10pt"/>
    </style:style>
    <style:style style:name="P1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83%" fo:text-align="start" style:justify-single-word="false" fo:text-indent="0cm" style:auto-text-indent="false" fo:background-color="transparent"/>
      <style:text-properties style:font-name="微軟正黑體" fo:font-size="10pt" fo:letter-spacing="-0.002cm" officeooo:paragraph-rsid="002abf39" style:font-name-asian="微軟正黑體" style:font-size-asian="10pt" style:language-asian="zh" style:country-asian="TW" style:font-size-complex="10pt" style:text-scale="95%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fo:letter-spacing="0.021cm" officeooo:rsid="0020f95f" officeooo:paragraph-rsid="0020f95f" style:letter-kerning="false" style:font-name-asian="微軟正黑體" style:font-size-asian="10pt" style:font-name-complex="Microsoft JhengHei1" style:font-size-complex="10pt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b01ee" style:letter-kerning="false" style:font-name-asian="微軟正黑體" style:font-size-asian="10pt" style:font-name-complex="Microsoft JhengHei1" style:font-size-complex="10pt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 style:text-scale="100%"/>
    </style:style>
    <style:style style:name="P2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fo:letter-spacing="0.141cm" style:font-name-asian="微軟正黑體" style:font-size-asian="10pt" style:language-asian="zh" style:country-asian="TW" style:font-size-complex="10pt"/>
    </style:style>
    <style:style style:name="P26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font-name="微軟正黑體" fo:font-size="16pt" officeooo:paragraph-rsid="002d4e2c" fo:background-color="transparent" style:font-name-asian="微軟正黑體" style:font-size-asian="16pt" style:font-name-complex="Microsoft JhengHei1" style:font-size-complex="16pt" style:text-scale="95%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paragraph-rsid="000f52b4" style:text-scale="95%"/>
    </style:style>
    <style:style style:name="P29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rsid="000f52b4" officeooo:paragraph-rsid="000f52b4" style:text-scale="95%"/>
    </style:style>
    <style:style style:name="P30" style:family="paragraph" style:parent-style-name="Standard">
      <style:text-properties officeooo:paragraph-rsid="002abf39"/>
    </style:style>
    <style:style style:name="P31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0.049cm" fo:text-align="start" style:justify-single-word="false" fo:text-indent="0cm" style:auto-text-indent="false" fo:break-before="column" fo:background-color="transparent"/>
      <style:text-properties fo:font-size="18pt" officeooo:paragraph-rsid="000f52b4" style:font-size-asian="18pt" style:font-size-complex="18pt" style:text-scale="95%"/>
    </style:style>
    <style:style style:name="P32" style:family="paragraph" style:parent-style-name="Table_20_Contents">
      <style:paragraph-properties fo:line-height="0.4cm"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.302cm" fo:margin-bottom="0.302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style:font-name="Heiti TC" fo:font-size="6.84999990463257pt" fo:letter-spacing="-0.002cm" officeooo:paragraph-rsid="000f52b4" style:font-name-asian="华文宋体" style:font-size-asian="6pt" style:font-size-complex="6.84999990463257pt" style:text-scale="95%"/>
    </style:style>
    <style:style style:name="P38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T1" style:family="text">
      <style:text-properties officeooo:rsid="00967b93"/>
    </style:style>
    <style:style style:name="T2" style:family="text">
      <style:text-properties officeooo:rsid="00cc53ca"/>
    </style:style>
    <style:style style:name="T3" style:family="text">
      <style:text-properties style:language-asian="zh" style:country-asian="TW"/>
    </style:style>
    <style:style style:name="T4" style:family="text">
      <style:text-properties officeooo:rsid="003c8235" style:language-asian="zh" style:country-asian="TW"/>
    </style:style>
    <style:style style:name="T5" style:family="text">
      <style:text-properties style:font-name="Times New Roman" style:font-name-asian="微軟正黑體1"/>
    </style:style>
    <style:style style:name="T6" style:family="text">
      <style:text-properties style:font-name="Times New Roman" officeooo:rsid="00cc62eb" style:font-name-asian="微軟正黑體1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language-asian="zh" style:country-asian="TW" style:font-size-complex="12pt"/>
    </style:style>
    <style:style style:name="T9" style:family="text">
      <style:text-properties fo:letter-spacing="0.053cm"/>
    </style:style>
    <style:style style:name="T10" style:family="text">
      <style:text-properties fo:letter-spacing="0.023cm"/>
    </style:style>
    <style:style style:name="T11" style:family="text">
      <style:text-properties fo:letter-spacing="-0.002cm" style:text-scale="95%"/>
    </style:style>
    <style:style style:name="T12" style:family="text">
      <style:text-properties fo:letter-spacing="-0.005cm"/>
    </style:style>
    <style:style style:name="T13" style:family="text"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officeooo:rsid="0019eac7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letter-spacing="-0.004cm"/>
    </style:style>
    <style:style style:name="T15" style:family="text">
      <style:text-properties fo:letter-spacing="-0.004cm" style:language-asian="zh" style:country-asian="TW"/>
    </style:style>
    <style:style style:name="T16" style:family="text">
      <style:text-properties fo:letter-spacing="-0.007cm"/>
    </style:style>
    <style:style style:name="T17" style:family="text">
      <style:text-properties fo:letter-spacing="-0.007cm" style:text-scale="100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ine.stockinitem"/>
        <text:user-field-decl office:value-type="string" office:string-value="採購單號" text:name="py3o.data.origin"/>
        <text:user-field-decl office:value-type="string" office:string-value="進貨日期" text:name="py3o.data.scheduleddate"/>
        <text:user-field-decl office:value-type="string" office:string-value="進貨廠商" text:name="py3o.data.partnername"/>
        <text:user-field-decl office:value-type="string" office:string-value="機種" text:name="py3o.line.stockinmachinetype"/>
        <text:user-field-decl office:value-type="string" office:string-value="備註" text:name="py3o.line.stockindesc"/>
        <text:user-field-decl office:value-type="string" office:string-value="規格說明" text:name="py3o.line.stockinspec"/>
        <text:user-field-decl office:value-type="string" office:string-value="數量" text:name="py3o.line.stockinnum"/>
        <text:user-field-decl office:value-type="string" office:string-value="序號" text:name="py3o.line.stockinserial"/>
        <text:user-field-decl office:value-type="string" office:string-value="進貨原因" text:name="py3o.o.bf_stockin_type"/>
        <text:user-field-decl office:value-type="string" office:string-value="專案編號" text:name="py3o.o.bf_stockinout_proj_no"/>
        <text:user-field-decl office:value-type="string" office:string-value="專案編號" text:name="py3o.o.bf_stockout_proj_no"/>
        <text:user-field-decl office:value-type="string" office:string-value="機種-機型/料號" text:name="py3o.line.stockinmodeltype"/>
      </text:user-field-decls>
      <text:h text:style-name="P31" text:outline-level="2"><text:s text:c="7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6" text:outline-level="2"><text:span text:style-name="T3">點 <text:s/></text:span>收 <text:s/><text:span text:style-name="T3">簽 <text:s/>收 <text:s/></text:span>單</text:h>
          </table:table-cell>
        </table:table-row>
      </table:table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21">採購單<text:span text:style-name="T3">編</text:span>號</text:p>
          </table:table-cell>
          <table:table-cell table:style-name="表格2.A1" office:value-type="string">
            <text:p text:style-name="P14"><text:span text:style-name="T12">: </text:span><text:span text:style-name="T12"><text:user-field-get text:name="py3o.data.origin">採購單號</text:user-field-get></text:span></text:p>
          </table:table-cell>
          <table:table-cell table:style-name="表格2.A1" office:value-type="string">
            <text:p text:style-name="P22">進貨日期</text:p>
          </table:table-cell>
          <table:table-cell table:style-name="表格2.A1" office:value-type="string">
            <text:p text:style-name="P16"><text:span text:style-name="T15">: </text:span><text:span text:style-name="T14"><text:user-field-get text:name="py3o.data.scheduleddate">進貨日期</text:user-field-get></text:span></text:p>
          </table:table-cell>
        </table:table-row>
        <table:table-row table:style-name="表格2.2">
          <table:table-cell table:style-name="表格2.A1" office:value-type="string">
            <text:p text:style-name="P24">進貨廠商</text:p>
          </table:table-cell>
          <table:table-cell table:style-name="表格2.A1" office:value-type="string">
            <text:p text:style-name="P19">: <text:span text:style-name="T16"><text:user-field-get text:name="py3o.data.partnername">進貨廠商</text:user-field-get></text:span></text:p>
          </table:table-cell>
          <table:table-cell table:style-name="表格2.A1" office:value-type="string">
            <text:p text:style-name="P25">專案編號</text:p>
          </table:table-cell>
          <table:table-cell table:style-name="表格2.A1" office:value-type="string">
            <text:p text:style-name="P12">: <text:user-field-get text:name="py3o.o.bf_stockout_proj_no">專案編號</text:user-field-get></text:p>
          </table:table-cell>
        </table:table-row>
        <table:table-row table:style-name="表格2.3">
          <table:table-cell table:style-name="表格2.A1" office:value-type="string">
            <text:p text:style-name="P23">進貨原因</text:p>
          </table:table-cell>
          <table:table-cell table:style-name="表格2.A1" table:number-columns-spanned="3" office:value-type="string">
            <text:p text:style-name="P15"><text:span text:style-name="T11">: </text:span><text:span text:style-name="T17"><text:user-field-get text:name="py3o.o.bf_stockin_type">進貨原因</text:user-field-get></text:span></text:p>
          </table:table-cell>
          <table:covered-table-cell/>
          <table:covered-table-cell/>
        </table:table-row>
      </table:table>
      <text:p text:style-name="P3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機種-機型/料號</text:p>
          </table:table-cell>
          <table:table-cell table:style-name="Table1.A1" office:value-type="string">
            <text:p text:style-name="P33">規格說明</text:p>
          </table:table-cell>
          <table:table-cell table:style-name="Table1.A1" office:value-type="string">
            <text:p text:style-name="P33">數量</text:p>
          </table:table-cell>
          <table:table-cell table:style-name="Table1.A1" office:value-type="string">
            <text:p text:style-name="P33">備註</text:p>
          </table:table-cell>
          <table:table-cell table:style-name="Table1.A1" office:value-type="string">
            <text:p text:style-name="P33">序號</text:p>
          </table:table-cell>
          <table:table-cell table:style-name="Table1.G1" office:value-type="string">
            <text:p text:style-name="P34">測試<text:line-break/>狀況</text:p>
          </table:table-cell>
        </table:table-row>
        <table:table-row table:style-name="TableLine2477298845648">
          <table:table-cell table:style-name="Table1.A2" table:number-columns-spanned="7" office:value-type="string">
            <text:p text:style-name="P27"><text:a xlink:type="simple" xlink:href="py3o://for=%22line%20in%20data.stockin_line%22" text:style-name="Internet_20_link" text:visited-style-name="Visited_20_Internet_20_Link"><text:span text:style-name="T13">for="line in data.stocki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5"><text:user-field-get text:name="py3o.line.stockinitem">項次</text:user-field-get></text:p>
          </table:table-cell>
          <table:table-cell table:style-name="Table1.A3" office:value-type="string">
            <text:p text:style-name="P36"><text:user-field-get text:name="py3o.line.stockinmodeltype">機種-機型/料號</text:user-field-get></text:p>
          </table:table-cell>
          <table:table-cell table:style-name="Table1.A3" office:value-type="string">
            <text:p text:style-name="P36"><text:user-field-get text:name="py3o.line.stockinspec">規格說明</text:user-field-get></text:p>
          </table:table-cell>
          <table:table-cell table:style-name="Table1.A3" office:value-type="string">
            <text:p text:style-name="P35"><text:user-field-get text:name="py3o.line.stockinnum">數量</text:user-field-get></text:p>
          </table:table-cell>
          <table:table-cell table:style-name="Table1.A3" office:value-type="string">
            <text:p text:style-name="P36"><text:user-field-get text:name="py3o.line.stockindesc">備註</text:user-field-get></text:p>
          </table:table-cell>
          <table:table-cell table:style-name="Table1.A3" office:value-type="string">
            <text:p text:style-name="P36"><text:user-field-get text:name="py3o.line.stockinserial">序號</text:user-field-get></text:p>
          </table:table-cell>
          <table:table-cell table:style-name="Table1.G3" office:value-type="string">
            <text:p text:style-name="P35"/>
          </table:table-cell>
        </table:table-row>
        <table:table-row table:style-name="Table1.4">
          <table:table-cell table:style-name="Table1.A4" table:number-columns-spanned="7" office:value-type="string">
            <text:p text:style-name="P27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8"/>
      <text:p text:style-name="P28"/>
      <text:p text:style-name="P28"/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 table:style-name="TableLine2477298852448">
          <table:table-cell table:style-name="Table4.A1" office:value-type="string">
            <text:p text:style-name="P20">部門:</text:p>
          </table:table-cell>
          <table:table-cell table:style-name="Table4.A1" office:value-type="string">
            <text:p text:style-name="P20">製單人:</text:p>
          </table:table-cell>
          <table:table-cell table:style-name="Table4.A1" office:value-type="string">
            <text:p text:style-name="P20">倉管:</text:p>
          </table:table-cell>
          <table:table-cell table:style-name="Table4.A1" office:value-type="string">
            <text:p text:style-name="P20">檢測工程師:</text:p>
          </table:table-cell>
        </table:table-row>
        <table:table-row table:style-name="TableLine2477298861152">
          <table:table-cell table:style-name="Table4.A1" office:value-type="string">
            <text:p text:style-name="P18"><text:s/></text:p>
          </table:table-cell>
          <table:table-cell table:style-name="Table4.A1" office:value-type="string">
            <text:p text:style-name="P18"><text:s/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Line2477298861424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  <text:p text:style-name="P17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MP2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8pt" officeooo:paragraph-rsid="003c8235" style:font-name-asian="微軟正黑體1" style:font-size-asian="8pt" style:font-size-complex="8pt"/>
    </style:style>
    <style:style style:name="MP4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3c8235" style:font-name-asian="微軟正黑體1" style:font-size-asian="8pt" style:font-size-complex="8pt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3c8235" style:font-name-asian="微軟正黑體1" style:font-size-asian="5.25pt" style:font-size-complex="6pt"/>
    </style:style>
    <style:style style:name="MP6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3c8235" style:font-name-asian="微軟正黑體1" style:font-size-asian="8pt" style:font-size-complex="8pt"/>
    </style:style>
    <style:style style:name="MP7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3c8235" style:font-name-asian="微軟正黑體1" style:font-size-asian="5.25pt" style:font-size-complex="6pt"/>
    </style:style>
    <style:style style:name="MP8" style:family="paragraph" style:parent-style-name="Footer">
      <loext:graphic-properties draw:fill="none"/>
      <style:paragraph-properties fo:margin-left="0cm" fo:margin-right="0cm" fo:margin-top="0cm" fo:margin-bottom="0cm" style:contextual-spacing="false" fo:line-height="83%" fo:text-align="end" style:justify-single-word="false" fo:text-indent="0cm" style:auto-text-indent="false" fo:background-color="transparent"/>
      <style:text-properties style:font-name="华文宋体" fo:font-size="8pt" fo:letter-spacing="-0.002cm" officeooo:rsid="000f52b4" officeooo:paragraph-rsid="003c8235" style:font-name-asian="Heiti TC" style:font-size-asian="8pt" style:font-size-complex="8pt" style:text-scale="95%"/>
    </style:style>
    <style:style style:name="M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MP10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MP1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12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967b93"/>
    </style:style>
    <style:style style:name="MT2" style:family="text">
      <style:text-properties officeooo:rsid="00cc53ca"/>
    </style:style>
    <style:style style:name="MT3" style:family="text">
      <style:text-properties officeooo:rsid="003c8235" style:language-asian="zh" style:country-asian="TW"/>
    </style:style>
    <style:style style:name="MT4" style:family="text">
      <style:text-properties style:font-name="Times New Roman" style:font-name-asian="微軟正黑體1"/>
    </style:style>
    <style:style style:name="MT5" style:family="text">
      <style:text-properties style:font-name="Times New Roman" officeooo:rsid="00cc62eb" style:font-name-asian="微軟正黑體1"/>
    </style:style>
    <style:style style:name="MT6" style:family="text">
      <style:text-properties style:language-asian="zh" style:country-asian="TW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font-size="12pt" style:font-size-asian="12pt" style:language-asian="zh" style:country-asian="TW" style:font-size-complex="12pt"/>
    </style:style>
    <style:style style:name="MT9" style:family="text">
      <style:text-properties fo:letter-spacing="0.053cm"/>
    </style:style>
    <style:style style:name="MT10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477142490400">
              <table:table-cell table:style-name="表格1.A1" office:value-type="string">
                <text:h text:style-name="MP10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6">份有限</text:span>公司</text:h>
              </table:table-cell>
            </table:table-row>
            <table:table-row table:style-name="TableLine2477142496112">
              <table:table-cell table:style-name="表格1.A1" office:value-type="string">
                <text:p text:style-name="MP11"><text:span text:style-name="MT7">Neweb Information Co.,</text:span><text:span text:style-name="MT8"> </text:span><text:span text:style-name="MT7">Ltd</text:span>.</text:p>
              </table:table-cell>
            </table:table-row>
            <table:table-row table:style-name="TableLine2477142480336">
              <table:table-cell table:style-name="表格1.A1" office:value-type="string">
                <text:p text:style-name="MP12">台北市內湖區行忠路42號2號</text:p>
              </table:table-cell>
            </table:table-row>
          </table:table-header-rows>
          <table:table-row table:style-name="TableLine2477142479520">
            <table:table-cell table:style-name="表格1.A1" office:value-type="string">
              <text:p text:style-name="MP12">TEL:(02)2795-6660<text:span text:style-name="MT9"> </text:span>FAX:(02)2795-5510<text:span text:style-name="MT10"> 統一</text:span>編號:24540267</text:p>
            </table:table-cell>
          </table:table-row>
        </table:table>
        <text:p text:style-name="MP2"/>
      </style:header>
      <style:footer>
        <text:section text:style-name="MSect1" text:name="區段1">
          <text:p text:style-name="MP3"><text:span text:style-name="MT1">版次：第</text:span><text:span text:style-name="MT2">1版</text:span></text:p>
          <text:p text:style-name="MP4">文件編號：C<text:span text:style-name="MT3">P</text:span>-100-00<text:span text:style-name="MT3">3</text:span></text:p>
          <text:p text:style-name="MP5"/>
          <text:p text:style-name="MP6"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    <text:p text:style-name="MP7"/>
          <text:p text:style-name="MP8"><text:span text:style-name="MT4">修訂日期：</text:span><text:span text:style-name="MT5">2022/10/07</text:span></text:p>
        </text:section>
      </style:footer>
      <style:footer-left>
        <text:p text:style-name="MP9">Page: <text:s/><text:page-number text:select-page="current">0</text:page-number><text:s/>/ <text:page-count>1</text:page-count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6:30:10.396394971</meta:creation-date>
    <dc:date>2022-11-17T12:52:22.356000000</dc:date>
    <meta:editing-duration>PT6H6M44S</meta:editing-duration>
    <meta:editing-cycles>38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41" meta:word-count="174" meta:character-count="326" meta:non-whitespace-character-count="290"/>
  </office:meta>
</office:document-meta>
</file>